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3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table:style-name="ce13"/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4" table:style-name="ce2">
            <text:p>Year</text:p>
          </table:table-cell>
          <table:table-cell office:value-type="string" table:content-validation-name="val14" table:style-name="ce2">
            <text:p>Month</text:p>
          </table:table-cell>
          <table:table-cell office:value-type="string" table:content-validation-name="val14" table:style-name="ce3">
            <text:p>Organisation name</text:p>
          </table:table-cell>
          <table:table-cell office:value-type="string" table:content-validation-name="val14" table:style-name="ce3">
            <text:p>Organisation type</text:p>
          </table:table-cell>
          <table:table-cell office:value-type="string" table:content-validation-name="val14" table:style-name="ce4">
            <office:annotation draw:style-name="a1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4" table:style-name="ce4">
            <text:p>Payroll staff;</text:p>
            <text:p>Total;</text:p>
            <text:p>Headcount</text:p>
          </table:table-cell>
          <table:table-cell office:value-type="string" table:content-validation-name="val14" table:style-name="ce4">
            <text:p>Payroll staff;</text:p>
            <text:p>Total;</text:p>
            <text:p>Full-time equivalent</text:p>
          </table:table-cell>
          <table:table-cell office:value-type="string" table:content-validation-name="val1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2" table:style-name="ce4">
            <text:p>Payroll staff costs;</text:p>
            <text:p>Salary</text:p>
          </table:table-cell>
          <table:table-cell office:value-type="string" table:content-validation-name="val12" table:style-name="ce4">
            <text:p>Payroll staff costs;</text:p>
            <text:p>Allowances</text:p>
          </table:table-cell>
          <table:table-cell office:value-type="string" table:content-validation-name="val12" table:style-name="ce4">
            <text:p>Payroll staff costs;</text:p>
            <text:p>Non-consolidated performance payments</text:p>
          </table:table-cell>
          <table:table-cell office:value-type="string" table:content-validation-name="val12" table:style-name="ce4">
            <text:p>Payroll staff costs;</text:p>
            <text:p>Overtime</text:p>
          </table:table-cell>
          <table:table-cell office:value-type="string" table:content-validation-name="val12" table:style-name="ce4">
            <text:p>Payroll staff costs;</text:p>
            <text:p>Employer pension contributions</text:p>
          </table:table-cell>
          <table:table-cell office:value-type="string" table:content-validation-name="val12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Attorney General's Office</text:p>
          </table:table-cell>
          <table:table-cell office:value-type="string" table:content-validation-name="val13" table:style-name="ce8">
            <text:p>Ministerial Department</text:p>
          </table:table-cell>
          <table:table-cell office:value-type="string" table:content-validation-name="val13" table:style-name="ce25">
            <text:p>Attorney General's Departments</text:p>
          </table:table-cell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office:value-type="float" office:value="0" table:formula="of:=SUM([.F2];[.H2];[.J2];[.L2];[.N2];[.P2])" table:content-validation-name="val14" table:style-name="ce10">
            <text:p>0</text:p>
          </table:table-cell>
          <table:table-cell office:value-type="float" office:value="0" table:formula="of:=SUM([.G2];[.I2];[.K2];[.M2];[.O2];[.Q2])" table:content-validation-name="val14" table:style-name="ce10">
            <text:p>0</text:p>
          </table:table-cell>
          <table:table-cell table:content-validation-name="val11" table:style-name="ce28"/>
          <table:table-cell table:content-validation-name="val9" table:style-name="ce26"/>
          <table:table-cell table:content-validation-name="val11" table:style-name="ce28"/>
          <table:table-cell table:content-validation-name="val9" table:style-name="ce26"/>
          <table:table-cell table:content-validation-name="val9" table:style-name="ce26"/>
          <table:table-cell table:content-validation-name="val10" table:style-name="ce2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14" table:style-name="ce14">
            <text:p>0</text:p>
          </table:table-cell>
          <table:table-cell office:value-type="float" office:value="0" table:formula="of:=[.S2]+[.AA2]" table:content-validation-name="val14" table:style-name="ce14">
            <text:p>0</text:p>
          </table:table-cell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12" table:style-name="ce17"/>
          <table:table-cell table:content-validation-name="val12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Government Legal Department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25">
            <text:p>Attorney General's Departments</text:p>
          </table:table-cell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office:value-type="float" office:value="0" table:formula="of:=SUM([.F3];[.H3];[.J3];[.L3];[.N3];[.P3])" table:content-validation-name="val14" table:style-name="ce10">
            <text:p>0</text:p>
          </table:table-cell>
          <table:table-cell office:value-type="float" office:value="0" table:formula="of:=SUM([.G3];[.I3];[.K3];[.M3];[.O3];[.Q3])" table:content-validation-name="val14" table:style-name="ce10">
            <text:p>0</text:p>
          </table:table-cell>
          <table:table-cell table:content-validation-name="val11" table:style-name="ce28"/>
          <table:table-cell table:content-validation-name="val9" table:style-name="ce26"/>
          <table:table-cell table:content-validation-name="val11" table:style-name="ce28"/>
          <table:table-cell table:content-validation-name="val9" table:style-name="ce26"/>
          <table:table-cell table:content-validation-name="val9" table:style-name="ce26"/>
          <table:table-cell table:content-validation-name="val10" table:style-name="ce2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14" table:style-name="ce14">
            <text:p>0</text:p>
          </table:table-cell>
          <table:table-cell office:value-type="float" office:value="0" table:formula="of:=[.S3]+[.AA3]" table:content-validation-name="val14" table:style-name="ce14">
            <text:p>0</text:p>
          </table:table-cell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12" table:style-name="ce17"/>
          <table:table-cell table:content-validation-name="val12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Crown Prosecution Service Inspectorate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25">
            <text:p>Attorney General's Departments</text:p>
          </table:table-cell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table:content-validation-name="val8" table:style-name="ce27"/>
          <table:table-cell table:content-validation-name="val9" table:style-name="ce26"/>
          <table:table-cell office:value-type="float" office:value="0" table:formula="of:=SUM([.F4];[.H4];[.J4];[.L4];[.N4];[.P4])" table:content-validation-name="val14" table:style-name="ce10">
            <text:p>0</text:p>
          </table:table-cell>
          <table:table-cell office:value-type="float" office:value="0" table:formula="of:=SUM([.G4];[.I4];[.K4];[.M4];[.O4];[.Q4])" table:content-validation-name="val14" table:style-name="ce10">
            <text:p>0</text:p>
          </table:table-cell>
          <table:table-cell table:content-validation-name="val11" table:style-name="ce28"/>
          <table:table-cell table:content-validation-name="val9" table:style-name="ce26"/>
          <table:table-cell table:content-validation-name="val11" table:style-name="ce28"/>
          <table:table-cell table:content-validation-name="val9" table:style-name="ce26"/>
          <table:table-cell table:content-validation-name="val9" table:style-name="ce26"/>
          <table:table-cell table:content-validation-name="val10" table:style-name="ce2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14" table:style-name="ce14">
            <text:p>0</text:p>
          </table:table-cell>
          <table:table-cell office:value-type="float" office:value="0" table:formula="of:=[.S4]+[.AA4]" table:content-validation-name="val14" table:style-name="ce14">
            <text:p>0</text:p>
          </table:table-cell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table:content-validation-name="val12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12" table:style-name="ce17"/>
          <table:table-cell table:content-validation-name="val12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office:value-type="float" office:value="0" table:formula="of:=SUM([.F2];[.H2];[.J2];[.L2];[.N2];[.P2])" table:content-validation-name="val20" table:style-name="ce10">
            <text:p>0</text:p>
          </table:table-cell>
          <table:table-cell office:value-type="float" office:value="0" table:formula="of:=SUM([.G2];[.I2];[.K2];[.M2];[.O2];[.Q2])" table:content-validation-name="val20" table:style-name="ce10">
            <text:p>0</text:p>
          </table:table-cell>
          <table:table-cell table:content-validation-name="val16" table:style-name="ce33"/>
          <table:table-cell table:content-validation-name="val18" table:style-name="ce31"/>
          <table:table-cell table:content-validation-name="val16" table:style-name="ce33"/>
          <table:table-cell table:content-validation-name="val18" table:style-name="ce31"/>
          <table:table-cell table:content-validation-name="val18" table:style-name="ce31"/>
          <table:table-cell table:content-validation-name="val17" table:style-name="ce3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20" table:style-name="ce14">
            <text:p>0</text:p>
          </table:table-cell>
          <table:table-cell office:value-type="float" office:value="0" table:formula="of:=[.S2]+[.AA2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office:value-type="float" office:value="0" table:formula="of:=SUM([.F3];[.H3];[.J3];[.L3];[.N3];[.P3])" table:content-validation-name="val20" table:style-name="ce10">
            <text:p>0</text:p>
          </table:table-cell>
          <table:table-cell office:value-type="float" office:value="0" table:formula="of:=SUM([.G3];[.I3];[.K3];[.M3];[.O3];[.Q3])" table:content-validation-name="val20" table:style-name="ce10">
            <text:p>0</text:p>
          </table:table-cell>
          <table:table-cell table:content-validation-name="val16" table:style-name="ce33"/>
          <table:table-cell table:content-validation-name="val18" table:style-name="ce31"/>
          <table:table-cell table:content-validation-name="val16" table:style-name="ce33"/>
          <table:table-cell table:content-validation-name="val18" table:style-name="ce31"/>
          <table:table-cell table:content-validation-name="val18" table:style-name="ce31"/>
          <table:table-cell table:content-validation-name="val17" table:style-name="ce3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20" table:style-name="ce14">
            <text:p>0</text:p>
          </table:table-cell>
          <table:table-cell office:value-type="float" office:value="0" table:formula="of:=[.S3]+[.AA3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office:value-type="float" office:value="0" table:formula="of:=SUM([.F4];[.H4];[.J4];[.L4];[.N4];[.P4])" table:content-validation-name="val20" table:style-name="ce10">
            <text:p>0</text:p>
          </table:table-cell>
          <table:table-cell office:value-type="float" office:value="0" table:formula="of:=SUM([.G4];[.I4];[.K4];[.M4];[.O4];[.Q4])" table:content-validation-name="val20" table:style-name="ce10">
            <text:p>0</text:p>
          </table:table-cell>
          <table:table-cell table:content-validation-name="val16" table:style-name="ce33"/>
          <table:table-cell table:content-validation-name="val18" table:style-name="ce31"/>
          <table:table-cell table:content-validation-name="val16" table:style-name="ce33"/>
          <table:table-cell table:content-validation-name="val18" table:style-name="ce31"/>
          <table:table-cell table:content-validation-name="val18" table:style-name="ce31"/>
          <table:table-cell table:content-validation-name="val17" table:style-name="ce3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20" table:style-name="ce14">
            <text:p>0</text:p>
          </table:table-cell>
          <table:table-cell office:value-type="float" office:value="0" table:formula="of:=[.S4]+[.AA4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2];[.H2];[.J2];[.L2];[.N2];[.P2])" table:content-validation-name="val23" table:style-name="ce10">
            <text:p>0</text:p>
          </table:table-cell>
          <table:table-cell office:value-type="float" office:value="0" table:formula="of:=SUM([.G2];[.I2];[.K2];[.M2];[.O2];[.Q2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23" table:style-name="ce14">
            <text:p>0</text:p>
          </table:table-cell>
          <table:table-cell office:value-type="float" office:value="0" table:formula="of:=[.S2]+[.AA2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3];[.H3];[.J3];[.L3];[.N3];[.P3])" table:content-validation-name="val23" table:style-name="ce10">
            <text:p>0</text:p>
          </table:table-cell>
          <table:table-cell office:value-type="float" office:value="0" table:formula="of:=SUM([.G3];[.I3];[.K3];[.M3];[.O3];[.Q3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23" table:style-name="ce14">
            <text:p>0</text:p>
          </table:table-cell>
          <table:table-cell office:value-type="float" office:value="0" table:formula="of:=[.S3]+[.AA3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4];[.H4];[.J4];[.L4];[.N4];[.P4])" table:content-validation-name="val23" table:style-name="ce10">
            <text:p>0</text:p>
          </table:table-cell>
          <table:table-cell office:value-type="float" office:value="0" table:formula="of:=SUM([.G4];[.I4];[.K4];[.M4];[.O4];[.Q4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23" table:style-name="ce14">
            <text:p>0</text:p>
          </table:table-cell>
          <table:table-cell office:value-type="float" office:value="0" table:formula="of:=[.S4]+[.AA4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">
      <number:currency-symbol>£</number:currency-symbol>
      <number:number number: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en Demetriou</meta:initial-creator>
    <dc:creator>Helen Demetriou</dc:creator>
    <meta:creation-date>2022-05-16T16:05:07Z</meta:creation-date>
    <dc:date>2022-05-18T12:08:09Z</dc:date>
  </office:meta>
</office:document-meta>
</file>